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181079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873.83333333333" calcext:value-type="float">
            <text:p>1874</text:p>
          </table:table-cell>
          <table:table-cell table:number-columns-repeated="2"/>
          <table:table-cell table:style-name="ce2" table:formula="of:=AVERAGE([.M4:.M33])" office:value-type="float" office:value="448.754678901067" calcext:value-type="float">
            <text:p>448,75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3.9440199622792" calcext:value-type="float">
            <text:p>24</text:p>
          </table:table-cell>
          <table:table-cell table:number-columns-repeated="2"/>
          <table:table-cell table:style-name="ce2" table:formula="of:=STDEV([.M4:.M33])" office:value-type="float" office:value="105.001053831986" calcext:value-type="float">
            <text:p>105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7" calcext:value-type="float">
            <text:p>118287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 table:formula="of:=([.J4]/([.B4]-[.I4]))" office:value-type="percentage" office:value="0.0121113205225355" calcext:value-type="percentage">
            <text:p>1,21%</text:p>
          </table:table-cell>
          <table:table-cell office:value-type="float" office:value="152531" calcext:value-type="float">
            <text:p>152531</text:p>
          </table:table-cell>
          <table:table-cell office:value-type="float" office:value="528.987179041" calcext:value-type="float">
            <text:p>528,987179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1" calcext:value-type="float">
            <text:p>118281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table:formula="of:=([.J5]/([.B5]-[.I5]))" office:value-type="percentage" office:value="0.0121501803744794" calcext:value-type="percentage">
            <text:p>1,22%</text:p>
          </table:table-cell>
          <table:table-cell office:value-type="float" office:value="152525" calcext:value-type="float">
            <text:p>152525</text:p>
          </table:table-cell>
          <table:table-cell office:value-type="float" office:value="512.368220806" calcext:value-type="float">
            <text:p>512,368220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03" calcext:value-type="float">
            <text:p>118303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table:formula="of:=([.J6]/([.B6]-[.I6]))" office:value-type="percentage" office:value="0.0120076942506849" calcext:value-type="percentage">
            <text:p>1,20%</text:p>
          </table:table-cell>
          <table:table-cell office:value-type="float" office:value="152547" calcext:value-type="float">
            <text:p>152547</text:p>
          </table:table-cell>
          <table:table-cell office:value-type="float" office:value="694.497233152" calcext:value-type="float">
            <text:p>694,497233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2" calcext:value-type="float">
            <text:p>118282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table:formula="of:=([.J7]/([.B7]-[.I7]))" office:value-type="percentage" office:value="0.0121437037324888" calcext:value-type="percentage">
            <text:p>1,21%</text:p>
          </table:table-cell>
          <table:table-cell office:value-type="float" office:value="152526" calcext:value-type="float">
            <text:p>152526</text:p>
          </table:table-cell>
          <table:table-cell office:value-type="float" office:value="676.076395988" calcext:value-type="float">
            <text:p>676,076395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0" calcext:value-type="float">
            <text:p>11831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table:formula="of:=([.J8]/([.B8]-[.I8]))" office:value-type="percentage" office:value="0.0119623577567503" calcext:value-type="percentage">
            <text:p>1,20%</text:p>
          </table:table-cell>
          <table:table-cell office:value-type="float" office:value="152554" calcext:value-type="float">
            <text:p>152554</text:p>
          </table:table-cell>
          <table:table-cell office:value-type="float" office:value="679.237882137" calcext:value-type="float">
            <text:p>679,237882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5" calcext:value-type="float">
            <text:p>118315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table:formula="of:=([.J9]/([.B9]-[.I9]))" office:value-type="percentage" office:value="0.011929974546797" calcext:value-type="percentage">
            <text:p>1,19%</text:p>
          </table:table-cell>
          <table:table-cell office:value-type="float" office:value="152559" calcext:value-type="float">
            <text:p>152559</text:p>
          </table:table-cell>
          <table:table-cell office:value-type="float" office:value="519.705862045" calcext:value-type="float">
            <text:p>519,705862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1" calcext:value-type="float">
            <text:p>118311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table:formula="of:=([.J10]/([.B10]-[.I10]))" office:value-type="percentage" office:value="0.0119558811147596" calcext:value-type="percentage">
            <text:p>1,20%</text:p>
          </table:table-cell>
          <table:table-cell office:value-type="float" office:value="152555" calcext:value-type="float">
            <text:p>152555</text:p>
          </table:table-cell>
          <table:table-cell office:value-type="float" office:value="338.854302883" calcext:value-type="float">
            <text:p>338,85430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70" calcext:value-type="float">
            <text:p>11827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table:formula="of:=([.J11]/([.B11]-[.I11]))" office:value-type="percentage" office:value="0.0122214234363767" calcext:value-type="percentage">
            <text:p>1,22%</text:p>
          </table:table-cell>
          <table:table-cell office:value-type="float" office:value="152514" calcext:value-type="float">
            <text:p>152514</text:p>
          </table:table-cell>
          <table:table-cell office:value-type="float" office:value="419.219753027" calcext:value-type="float">
            <text:p>419,2197530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8" calcext:value-type="float">
            <text:p>118288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table:formula="of:=([.J12]/([.B12]-[.I12]))" office:value-type="percentage" office:value="0.0121048438805448" calcext:value-type="percentage">
            <text:p>1,21%</text:p>
          </table:table-cell>
          <table:table-cell office:value-type="float" office:value="152532" calcext:value-type="float">
            <text:p>152532</text:p>
          </table:table-cell>
          <table:table-cell office:value-type="float" office:value="500.674647093" calcext:value-type="float">
            <text:p>500,674647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45" calcext:value-type="float">
            <text:p>118245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 table:formula="of:=([.J13]/([.B13]-[.I13]))" office:value-type="percentage" office:value="0.0123833394861432" calcext:value-type="percentage">
            <text:p>1,24%</text:p>
          </table:table-cell>
          <table:table-cell office:value-type="float" office:value="152489" calcext:value-type="float">
            <text:p>152489</text:p>
          </table:table-cell>
          <table:table-cell office:value-type="float" office:value="335.456287861" calcext:value-type="float">
            <text:p>335,456287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52" calcext:value-type="float">
            <text:p>118252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table:formula="of:=([.J14]/([.B14]-[.I14]))" office:value-type="percentage" office:value="0.0123380029922086" calcext:value-type="percentage">
            <text:p>1,23%</text:p>
          </table:table-cell>
          <table:table-cell office:value-type="float" office:value="152496" calcext:value-type="float">
            <text:p>152496</text:p>
          </table:table-cell>
          <table:table-cell office:value-type="float" office:value="419.854544163" calcext:value-type="float">
            <text:p>419,854544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8" calcext:value-type="float">
            <text:p>118288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table:formula="of:=([.J15]/([.B15]-[.I15]))" office:value-type="percentage" office:value="0.0121048438805448" calcext:value-type="percentage">
            <text:p>1,21%</text:p>
          </table:table-cell>
          <table:table-cell office:value-type="float" office:value="152532" calcext:value-type="float">
            <text:p>152532</text:p>
          </table:table-cell>
          <table:table-cell office:value-type="float" office:value="334.817565203" calcext:value-type="float">
            <text:p>334,817565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66" calcext:value-type="float">
            <text:p>118266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table:formula="of:=([.J16]/([.B16]-[.I16]))" office:value-type="percentage" office:value="0.0122473300043394" calcext:value-type="percentage">
            <text:p>1,22%</text:p>
          </table:table-cell>
          <table:table-cell office:value-type="float" office:value="152510" calcext:value-type="float">
            <text:p>152510</text:p>
          </table:table-cell>
          <table:table-cell office:value-type="float" office:value="416.959663868" calcext:value-type="float">
            <text:p>416,959663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2" calcext:value-type="float">
            <text:p>118312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table:formula="of:=([.J17]/([.B17]-[.I17]))" office:value-type="percentage" office:value="0.011949404472769" calcext:value-type="percentage">
            <text:p>1,19%</text:p>
          </table:table-cell>
          <table:table-cell office:value-type="float" office:value="152556" calcext:value-type="float">
            <text:p>152556</text:p>
          </table:table-cell>
          <table:table-cell office:value-type="float" office:value="419.514536858" calcext:value-type="float">
            <text:p>419,5145368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92" calcext:value-type="float">
            <text:p>118292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table:formula="of:=([.J18]/([.B18]-[.I18]))" office:value-type="percentage" office:value="0.0120789373125822" calcext:value-type="percentage">
            <text:p>1,21%</text:p>
          </table:table-cell>
          <table:table-cell office:value-type="float" office:value="152536" calcext:value-type="float">
            <text:p>152536</text:p>
          </table:table-cell>
          <table:table-cell office:value-type="float" office:value="333.569990158" calcext:value-type="float">
            <text:p>333,569990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91" calcext:value-type="float">
            <text:p>118291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table:formula="of:=([.J19]/([.B19]-[.I19]))" office:value-type="percentage" office:value="0.0120854139545728" calcext:value-type="percentage">
            <text:p>1,21%</text:p>
          </table:table-cell>
          <table:table-cell office:value-type="float" office:value="152535" calcext:value-type="float">
            <text:p>152535</text:p>
          </table:table-cell>
          <table:table-cell office:value-type="float" office:value="497.276446104" calcext:value-type="float">
            <text:p>497,276446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21" calcext:value-type="float">
            <text:p>118321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 table:formula="of:=([.J20]/([.B20]-[.I20]))" office:value-type="percentage" office:value="0.011891114694853" calcext:value-type="percentage">
            <text:p>1,19%</text:p>
          </table:table-cell>
          <table:table-cell office:value-type="float" office:value="152565" calcext:value-type="float">
            <text:p>152565</text:p>
          </table:table-cell>
          <table:table-cell office:value-type="float" office:value="419.236600876" calcext:value-type="float">
            <text:p>419,236600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94" calcext:value-type="float">
            <text:p>118294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table:formula="of:=([.J21]/([.B21]-[.I21]))" office:value-type="percentage" office:value="0.0120659840286009" calcext:value-type="percentage">
            <text:p>1,21%</text:p>
          </table:table-cell>
          <table:table-cell office:value-type="float" office:value="152538" calcext:value-type="float">
            <text:p>152538</text:p>
          </table:table-cell>
          <table:table-cell office:value-type="float" office:value="497.06969285" calcext:value-type="float">
            <text:p>497,069692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58" calcext:value-type="float">
            <text:p>118258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table:formula="of:=([.J22]/([.B22]-[.I22]))" office:value-type="percentage" office:value="0.0122991431402646" calcext:value-type="percentage">
            <text:p>1,23%</text:p>
          </table:table-cell>
          <table:table-cell office:value-type="float" office:value="152502" calcext:value-type="float">
            <text:p>152502</text:p>
          </table:table-cell>
          <table:table-cell office:value-type="float" office:value="495.89908886" calcext:value-type="float">
            <text:p>495,899088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6" calcext:value-type="float">
            <text:p>118286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table:formula="of:=([.J23]/([.B23]-[.I23]))" office:value-type="percentage" office:value="0.0121177971645261" calcext:value-type="percentage">
            <text:p>1,21%</text:p>
          </table:table-cell>
          <table:table-cell office:value-type="float" office:value="152530" calcext:value-type="float">
            <text:p>152530</text:p>
          </table:table-cell>
          <table:table-cell office:value-type="float" office:value="336.535830021" calcext:value-type="float">
            <text:p>336,535830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70" calcext:value-type="float">
            <text:p>11827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table:formula="of:=([.J24]/([.B24]-[.I24]))" office:value-type="percentage" office:value="0.0122214234363767" calcext:value-type="percentage">
            <text:p>1,22%</text:p>
          </table:table-cell>
          <table:table-cell office:value-type="float" office:value="152514" calcext:value-type="float">
            <text:p>152514</text:p>
          </table:table-cell>
          <table:table-cell office:value-type="float" office:value="420.013808966" calcext:value-type="float">
            <text:p>420,013808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05" calcext:value-type="float">
            <text:p>118305</text:p>
          </table:table-cell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table:formula="of:=([.J25]/([.B25]-[.I25]))" office:value-type="percentage" office:value="0.0119947409667036" calcext:value-type="percentage">
            <text:p>1,20%</text:p>
          </table:table-cell>
          <table:table-cell office:value-type="float" office:value="152549" calcext:value-type="float">
            <text:p>152549</text:p>
          </table:table-cell>
          <table:table-cell office:value-type="float" office:value="336.382575035" calcext:value-type="float">
            <text:p>336,3825750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49" calcext:value-type="float">
            <text:p>118249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table:formula="of:=([.J26]/([.B26]-[.I26]))" office:value-type="percentage" office:value="0.0123574329181806" calcext:value-type="percentage">
            <text:p>1,24%</text:p>
          </table:table-cell>
          <table:table-cell office:value-type="float" office:value="152493" calcext:value-type="float">
            <text:p>152493</text:p>
          </table:table-cell>
          <table:table-cell office:value-type="float" office:value="499.068469048" calcext:value-type="float">
            <text:p>499,068469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80" calcext:value-type="float">
            <text:p>11828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 table:formula="of:=([.J27]/([.B27]-[.I27]))" office:value-type="percentage" office:value="0.0121566570164701" calcext:value-type="percentage">
            <text:p>1,22%</text:p>
          </table:table-cell>
          <table:table-cell office:value-type="float" office:value="152524" calcext:value-type="float">
            <text:p>152524</text:p>
          </table:table-cell>
          <table:table-cell office:value-type="float" office:value="332.227858067" calcext:value-type="float">
            <text:p>332,2278580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2" calcext:value-type="float">
            <text:p>118312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table:formula="of:=([.J28]/([.B28]-[.I28]))" office:value-type="percentage" office:value="0.011949404472769" calcext:value-type="percentage">
            <text:p>1,19%</text:p>
          </table:table-cell>
          <table:table-cell office:value-type="float" office:value="152556" calcext:value-type="float">
            <text:p>152556</text:p>
          </table:table-cell>
          <table:table-cell office:value-type="float" office:value="427.211185932" calcext:value-type="float">
            <text:p>427,2111859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36" calcext:value-type="float">
            <text:p>118236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table:formula="of:=([.J29]/([.B29]-[.I29]))" office:value-type="percentage" office:value="0.0124416292640592" calcext:value-type="percentage">
            <text:p>1,24%</text:p>
          </table:table-cell>
          <table:table-cell office:value-type="float" office:value="152480" calcext:value-type="float">
            <text:p>152480</text:p>
          </table:table-cell>
          <table:table-cell office:value-type="float" office:value="494.352293968" calcext:value-type="float">
            <text:p>494,3522939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314" calcext:value-type="float">
            <text:p>118314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table:formula="of:=([.J30]/([.B30]-[.I30]))" office:value-type="percentage" office:value="0.0119364511887876" calcext:value-type="percentage">
            <text:p>1,19%</text:p>
          </table:table-cell>
          <table:table-cell office:value-type="float" office:value="152558" calcext:value-type="float">
            <text:p>152558</text:p>
          </table:table-cell>
          <table:table-cell office:value-type="float" office:value="493.951360941" calcext:value-type="float">
            <text:p>493,9513609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61" calcext:value-type="float">
            <text:p>118261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table:formula="of:=([.J31]/([.B31]-[.I31]))" office:value-type="percentage" office:value="0.0122797132142927" calcext:value-type="percentage">
            <text:p>1,23%</text:p>
          </table:table-cell>
          <table:table-cell office:value-type="float" office:value="152505" calcext:value-type="float">
            <text:p>152505</text:p>
          </table:table-cell>
          <table:table-cell office:value-type="float" office:value="332.717976093" calcext:value-type="float">
            <text:p>332,7179760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56" calcext:value-type="float">
            <text:p>118256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table:formula="of:=([.J32]/([.B32]-[.I32]))" office:value-type="percentage" office:value="0.012312096424246" calcext:value-type="percentage">
            <text:p>1,23%</text:p>
          </table:table-cell>
          <table:table-cell office:value-type="float" office:value="152500" calcext:value-type="float">
            <text:p>152500</text:p>
          </table:table-cell>
          <table:table-cell office:value-type="float" office:value="413.24715209" calcext:value-type="float">
            <text:p>413,24715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118260" calcext:value-type="float">
            <text:p>118260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table:formula="of:=([.J33]/([.B33]-[.I33]))" office:value-type="percentage" office:value="0.0122861898562833" calcext:value-type="percentage">
            <text:p>1,23%</text:p>
          </table:table-cell>
          <table:table-cell office:value-type="float" office:value="152504" calcext:value-type="float">
            <text:p>152504</text:p>
          </table:table-cell>
          <table:table-cell office:value-type="float" office:value="337.655963898" calcext:value-type="float">
            <text:p>337,65596389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121361476501663" calcext:value-type="percentage">
            <text:p>1,21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55076845112915" calcext:value-type="percentage">
            <text:p>0,0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8:16.902123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8:54.129128318</dc:date>
    <meta:editing-duration>PT2M4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